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33cm" fo:min-width="3.383cm" style:writing-mode="lr-tb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objectwithoutfill">
      <style:graphic-properties draw:marker-end="Extrems_20_de_20_fletxa_20_3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2.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34cm" fo:min-width="2.434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4.249cm" svg:height="3.749cm" svg:x="1.751cm" svg:y="4.751cm">
          <text:p text:style-name="P1">Who are you?<text:line-break/><text:line-break/>What is the time?<text:line-break/><text:line-break/>Are you busy?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5cm" svg:height="1.25cm" svg:x="2.35cm" svg:y="3.95cm">
          <draw:text-box>
            <text:p>Source file</text:p>
          </draw:text-box>
        </draw:frame>
        <draw:frame draw:style-name="gr2" draw:text-style-name="P3" draw:layer="layout" svg:width="4.5cm" svg:height="1.25cm" svg:x="15.45cm" svg:y="3.95cm">
          <draw:text-box>
            <text:p>Generated file</text:p>
          </draw:text-box>
        </draw:frame>
        <draw:line draw:style-name="gr3" draw:text-style-name="P4" draw:layer="layout" svg:x1="6.85cm" svg:y1="6cm" svg:x2="10.6cm" svg:y2="6cm">
          <text:p/>
        </draw:line>
        <draw:custom-shape draw:style-name="gr4" draw:text-style-name="P1" draw:layer="layout" svg:width="3.4cm" svg:height="1.25cm" svg:x="6.6cm" svg:y="6.75cm">
          <text:p text:style-name="P1">Translate the following English text to Catalan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cm" svg:height="1.25cm" svg:x="7.35cm" svg:y="5.05cm">
          <draw:text-box>
            <text:p>Prompt </text:p>
          </draw:text-box>
        </draw:frame>
        <draw:custom-shape draw:style-name="gr5" draw:text-style-name="P2" draw:layer="layout" svg:width="3.25cm" svg:height="3.5cm" svg:x="11cm" svg:y="5cm">
          <text:p text:style-name="P1">Language Model (e.g. ChatGP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49cm" svg:height="3.749cm" svg:x="1.751cm" svg:y="4.751cm">
          <text:p text:style-name="P1">1: Who are you?<text:line-break/><text:line-break/>2: What is the time?<text:line-break/><text:line-break/>3: Are you busy?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49cm" svg:height="3.749cm" svg:x="14.851cm" svg:y="4.751cm">
          <text:p text:style-name="P5">1: Com esteu?<text:line-break/><text:line-break/>2: Quina hora és?<text:line-break/><text:line-break/>3: Esteu ocupat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3" draw:display-name="Extrems de fletxa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3:57:30.378698233</meta:creation-date>
    <meta:generator>LibreOffice/7.5.3.2$Linux_X86_64 LibreOffice_project/50$Build-2</meta:generator>
    <dc:date>2023-06-14T16:33:39.035606710</dc:date>
    <meta:editing-duration>PT2H27M7S</meta:editing-duration>
    <meta:editing-cycles>11</meta:editing-cycles>
    <meta:document-statistic meta:object-count="9"/>
  </office:meta>
</office:document-meta>
</file>